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mpty</text:p>
          </table:table-cell>
        </table:table-row>
      </table:table>
      <table:table table:name="dat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string" calcext:value-type="string">
            <text:p>Data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20:07:35.056803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8:08:28.403651043</meta:creation-date>
    <dc:date>2022-06-09T20:07:55.582018916</dc:date>
    <meta:editing-duration>PT1M51S</meta:editing-duration>
    <meta:editing-cycles>5</meta:editing-cycles>
    <meta:generator>LibreOffice/7.2.7.2$Linux_X86_64 LibreOffice_project/20$Build-2</meta:generator>
    <meta:document-statistic meta:table-count="2" meta:cell-count="5" meta:object-count="0"/>
  </office:meta>
</office:document-meta>
</file>